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https://candy-ho.com/producto/resistencia-smd-1206-1-4w-5-pack-x10-10k-ohm-5/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k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bridge r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.9mm round</text:p>
          </table:table-cell>
          <table:table-cell office:value-type="string" calcext:value-type="string">
            <text:p><text:a xlink:href="https://articulo.mercadolibre.com.ar/MLA-873595930-puente-de-diodos-w10m-15a-1000v-redondo-x-5-unid-_JM#position=3&amp;search_layout=stack&amp;type=item&amp;tracking_id=5a5eb757-9901-4ac9-8307-f9a8410cb611" xlink:type="simple">https://articulo.mercadolibre.com.ar/MLA-873595930-puente-de-diodos-w10m-15a-1000v-redondo-x-5-unid-_JM#position=3&amp;search_layout=stack&amp;type=item&amp;tracking_id=5a5eb757-9901-4ac9-8307-f9a8410cb611</text:a></text:p>
          </table:table-cell>
        </table:table-row>
        <table:table-row table:style-name="ro1">
          <table:table-cell office:value-type="string" calcext:value-type="string">
            <text:p>opto ac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3020m</text:p>
          </table:table-cell>
          <table:table-cell office:value-type="string" calcext:value-type="string">
            <text:p>Dip-6</text:p>
          </table:table-cell>
          <table:table-cell/>
        </table:table-row>
        <table:table-row table:style-name="ro1">
          <table:table-cell office:value-type="string" calcext:value-type="string">
            <text:p>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?</text:p>
          </table:table-cell>
          <table:table-cell office:value-type="string" calcext:value-type="string">
            <text:p>to-220</text:p>
          </table:table-cell>
          <table:table-cell office:value-type="string" calcext:value-type="string">
            <text:p>https://articulo.mercadolibre.com.ar/MLA-725549642-l7805cv-lm7805-positive-vol-regulator-5v-15a-to220-_JM#position=1&amp;search_layout=grid&amp;type=item&amp;tracking_id=28fac7b8-c349-42ba-8c49-1954bea8f6dc</text:p>
          </table:table-cell>
        </table:table-row>
        <table:table-row table:style-name="ro1">
          <table:table-cell office:value-type="string" calcext:value-type="string">
            <text:p>opto ac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Dip-4</text:p>
          </table:table-cell>
          <table:table-cell office:value-type="string" calcext:value-type="string">
            <text:p>https://articulo.mercadolibre.com.ar/MLA-1128386500-pc817-optoacoplador-led-trans-single-dip-4-_JM#position=2&amp;search_layout=stack&amp;type=item&amp;tracking_id=560f09f5-0610-498d-a09d-1e05489e8434</text:p>
          </table:table-cell>
        </table:table-row>
        <table:table-row table:style-name="ro1">
          <table:table-cell office:value-type="string" calcext:value-type="string">
            <text:p>op 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Dip-14</text:p>
          </table:table-cell>
          <table:table-cell office:value-type="string" calcext:value-type="string">
            <text:p>https://articulo.mercadolibre.com.ar/MLA-1128386500-pc817-optoacoplador-led-trans-single-dip-4-_JM#position=2&amp;search_layout=stack&amp;type=item&amp;tracking_id=560f09f5-0610-498d-a09d-1e05489e8434</text:p>
          </table:table-cell>
        </table:table-row>
        <table:table-row table:style-name="ro1">
          <table:table-cell office:value-type="string" calcext:value-type="string">
            <text:p>tri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ta06-600c</text:p>
          </table:table-cell>
          <table:table-cell office:value-type="string" calcext:value-type="string">
            <text:p>to-220</text:p>
          </table:table-cell>
          <table:table-cell office:value-type="string" calcext:value-type="string">
            <text:p>https://articulo.mercadolibre.com.ar/MLA-775117853-bta08-600c-bta08-triac-8-amper-600v-aislado-_JM#position=1&amp;search_layout=grid&amp;type=item&amp;tracking_id=463a0913-5c1e-4530-a511-85adb54332f3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ttps://articulo.mercadolibre.com.ar/MLA-693561779-transistor-2n7000-to92-_JM#position=1&amp;search_layout=grid&amp;type=item&amp;tracking_id=4bcf5ce2-1c23-4c99-95bb-2514085c9b3b</text:p>
          </table:table-cell>
        </table:table-row>
        <table:table-row table:style-name="ro1">
          <table:table-cell office:value-type="string" calcext:value-type="string">
            <text:p>borne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 220v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e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e_p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ector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7:25:40.130316114</meta:creation-date>
    <dc:date>2022-06-20T18:02:30.331656490</dc:date>
    <meta:editing-duration>PT4M29S</meta:editing-duration>
    <meta:editing-cycles>1</meta:editing-cycles>
    <meta:document-statistic meta:table-count="1" meta:cell-count="91" meta:object-count="0"/>
    <meta:generator>LibreOffice/6.4.7.2$Linux_X86_64 LibreOffice_project/40$Build-2</meta:generator>
  </office:meta>
</office:document-meta>
</file>